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PTMojo.quotedPathArgument(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APTMojo.setStandards( Commandline cm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bstractAPTMojo.getStale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PTMojo.parseJavadocMemory( String memor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bstractAPTMojo.isVerb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PTMojo.cmdAdd( Commandline cmd , String arg1 , String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APTMojo.getAptPath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APTMojo.fillSourcelist( List cm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APTMojo.isFo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PTMojo.setAptSpecifics( Commandline cm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APTMojo.execute(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8">
            <text:p text:style-name="Table_20_Contents">8</text:p>
          </table:table-cell>
          <table:table-cell office:value-type="float" office:value="170">
            <text:p text:style-name="Table_20_Contents">170</text:p>
          </table:table-cell>
        </table:table-row>
        <table:table-row>
          <table:table-cell office:value-type="string">
            <text:p text:style-name="Table_20_Contents">AbstractAPTMojo.setAptCommandlineSwitches( Commandline cm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APTMojo.addIncludedSources( File srcFile , List cmd , boolean ha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AbstractAPTMojo.getTarget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PTMojo.isResourceFilte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PTMojo.getResourceTar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PTMojo.cmdAdd( Commandline cmd ,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PTMojo.setSourcepath( Commandline cm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APTMojo.addMemoryArg( Commandline cmd , String arg , String mem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APTMojo.setClasspath( Commandline cm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APTMojo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